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7pt" style:font-name-asian="Monaco" style:font-size-asian="7pt" style:font-name-complex="Monaco" style:font-size-complex="7pt"/>
    </style:style>
    <style:style style:name="T1" style:family="text">
      <style:text-properties fo:background-color="#66f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</text:p>
      <text:p text:style-name="P2"><text:tab/>"<text:span text:style-name="T1">title</text:span>":"The Big Bang Theory",</text:p>
      <text:p text:style-name="P2"><text:tab/>"<text:span text:style-name="T1">creator</text:span>":"Chuck Lorre, Bill Prady",</text:p>
      <text:p text:style-name="P2"><text:tab/>"<text:span text:style-name="T1">year</text:span>":"2007",</text:p>
      <text:p text:style-name="P2"><text:tab/>"<text:span text:style-name="T1">actors</text:span>":"Johnny Galecki, Jim Parsons, Kaley Cuoco, Simon Helberg, Kunal Nayyar",</text:p>
      <text:p text:style-name="P2"><text:tab/>"<text:span text:style-name="T1">overview</text:span>":"Leonard et Sheldon pourraient vous dire tout ce que vous voudriez savoir à propos de la physique quantique. Mais ils seraient bien incapables de vous <text:tab/><text:tab/><text:tab/>expliquer quoi que ce soit sur la vie \"réelle\", le quotidien ou les relations humaines... Mais tout va changer avec l'arrivée de la superbe Penny, <text:tab/><text:tab/><text:tab/>leur voisine. Ce petit bout de femme, actrice à ses heures et serveuse pour le beurre, va devenir leur professeur de <text:tab/>vie !",</text:p>
      <text:p text:style-name="P2"><text:tab/>"<text:span text:style-name="T1">genre</text:span>":"Comédie",</text:p>
      <text:p text:style-name="P2"><text:tab/>"<text:span text:style-name="T1">poster</text:span>":"<text:a xlink:type="simple" xlink:href="https://image.tmdb.org/t/p/w300/wQoosZYg9FqPrmI4zeCLRdEbqAB.jpg" text:style-name="Internet_20_link" text:visited-style-name="Visited_20_Internet_20_Link">https://image.tmdb.org/t/p/w300/wQoosZYg9FqPrmI4zeCLRdEbqAB.jpg</text:a>",</text:p>
      <text:p text:style-name="P2"><text:tab/>"<text:span text:style-name="T1">id</text:span>":"1418",</text:p>
      <text:p text:style-name="P2"><text:tab/>"<text:span text:style-name="T1">inProduction</text:span>":"Oui",</text:p>
      <text:p text:style-name="P2"><text:tab/>"<text:span text:style-name="T1">numberOfSeasons</text:span>":"10",</text:p>
      <text:p text:style-name="P2"><text:tab/>"<text:span text:style-name="T1">numberOfEpisodes</text:span>":"210"</text:p>
      <text:p text:style-name="P2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1T13:17:31</meta:creation-date>
    <meta:document-statistic meta:table-count="0" meta:image-count="0" meta:object-count="0" meta:page-count="1" meta:paragraph-count="13" meta:word-count="100" meta:character-count="789"/>
    <dc:date>2016-09-11T13:20:58</dc:date>
    <meta:editing-duration>PT3M28S</meta:editing-duration>
    <meta:editing-cycles>1</meta:editing-cycles>
    <meta:generator>OpenOffice/4.1.2$Unix OpenOffice.org_project/412m3$Build-9782</meta:generator>
  </office:meta>
</office:document-meta>
</file>